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54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Гарчиг ашиглах жишээ</text:p>
      <text:p text:style-name="Standard">Жишээ <text:span text:style-name="T1">1</text:span></text:p>
      <text:p text:style-name="Standard">Жишээ <text:span text:style-name="T1">2</text:span></text:p>
      <text:p text:style-name="Standard">Жишээ <text:span text:style-name="T1">3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0:16:55.906864000</meta:creation-date>
    <dc:date>2025-08-23T20:17:44.447105000</dc:date>
    <meta:editing-duration>PT49S</meta:editing-duration>
    <meta:editing-cycles>1</meta:editing-cycles>
    <meta:document-statistic meta:table-count="0" meta:image-count="0" meta:object-count="0" meta:page-count="1" meta:paragraph-count="4" meta:word-count="9" meta:character-count="41" meta:non-whitespace-character-count="36"/>
    <meta:generator>LibreOffice/25.8.0.4$MacOSX_AARCH64 LibreOffice_project/48f00303701489684e67c38c28aff00cd5929e67</meta:generator>
  </office:meta>
</office:document-meta>
</file>